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26.78mm" svg:height="122.45mm" svg:x="82.01mm" svg:y="9.56mm">
            <draw:object draw:notify-on-update-of-ranges="Feuille1.A3:Feuille1.A12 Feuille1.B3:Feuille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aleur capteur</text:p>
          </table:table-cell>
          <table:table-cell office:value-type="string" calcext:value-type="string">
            <text:p>températur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9" calcext:value-type="float">
            <text:p>169</text:p>
          </table:table-cell>
        </table:table-row>
      </table:table>
      <table:named-expressions/>
      <table:database-ranges>
        <table:database-range table:name="__Anonymous_Sheet_DB__0" table:target-range-address="Feuille1.A3:Feuille1.B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Luxi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Luxi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23:43:42.467897806</meta:creation-date>
    <dc:date>2015-06-24T01:03:58.609849358</dc:date>
    <meta:editing-duration>PT1H5M4S</meta:editing-duration>
    <meta:editing-cycles>1</meta:editing-cycles>
    <meta:document-statistic meta:table-count="1" meta:cell-count="30" meta:object-count="1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RegLi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679cm" svg:height="12.246cm" xlink:href=".." xlink:type="simple" chart:class="chart:scatter" chart:style-name="ch1">
        <chart:legend chart:legend-position="end" svg:x="19.747cm" svg:y="5.575cm" style:legend-expansion="high" chart:style-name="ch2"/>
        <chart:plot-area chart:style-name="ch3" table:cell-range-address="Feuille1.A3:Feuille1.B12" svg:x="0.453cm" svg:y="0.244cm" svg:width="18.841cm" svg:height="11.758cm">
          <chartooo:coordinate-region svg:x="1.074cm" svg:y="0.443cm" svg:width="17.754cm" svg:height="10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12" chart:class="chart:scatter">
            <chart:domain table:cell-range-address="Feuille1.A3:Feuille1.A12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">
                <text:p>188</text:p>
                <draw:g>
                  <svg:desc>Feuille1.A3:Feuille1.A12</svg:desc>
                </draw:g>
              </table:table-cell>
              <table:table-cell office:value-type="float" office:value="43">
                <text:p>43</text:p>
                <draw:g>
                  <svg:desc>Feuille1.B3:Feuille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">
                <text:p>1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">
                <text:p>2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">
                <text:p>2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">
                <text:p>2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3">
                <text:p>2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">
                <text:p>230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